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0004in" svg:height="4.8843in" svg:x="5.5701in" svg:y="3.8441in">
            <draw:object draw:notify-on-update-of-ranges="Sheet1.A1:Sheet1.A1 Sheet1.A2:Sheet1.A54 Sheet1.D1:Sheet1.D1 Sheet1.D2:Sheet1.D5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0004in" svg:height="4.8843in" svg:x="5.072in" svg:y="9.4319in">
            <draw:object draw:notify-on-update-of-ranges="Sheet1.A57:Sheet1.A57 Sheet1.A58:Sheet1.A110 Sheet1.D57:Sheet1.D57 Sheet1.D58:Sheet1.D1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1606in" svg:height="3.9732in" svg:x="5.0091in" svg:y="28.7449in">
            <draw:object draw:notify-on-update-of-ranges="Sheet1.A112:Sheet1.A112 Sheet1.A113:Sheet1.A201 Sheet1.D112:Sheet1.D112 Sheet1.D113:Sheet1.D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34.285714">
            <text:p>34.28571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26.666667">
            <text:p>26.66666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21.818182">
            <text:p>21.81818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19.27399">
            <text:p>19.2739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19.039433">
            <text:p>19.03943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8.848077">
            <text:p>18.84807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8.690008">
            <text:p>18.69000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8.557985">
            <text:p>18.55798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.44662">
            <text:p>18.4466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8.351844">
            <text:p>18.35184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8.270536">
            <text:p>18.27053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8.200275">
            <text:p>18.2002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8.139154">
            <text:p>18.13915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8.085663">
            <text:p>18.08566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.038587">
            <text:p>18.03858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7.996944">
            <text:p>17.99694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7.959932">
            <text:p>17.95993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7.926892">
            <text:p>17.92689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7.897276">
            <text:p>17.8972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17.870629">
            <text:p>17.87062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.846568">
            <text:p>17.84656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17.82477">
            <text:p>17.8247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17.80496">
            <text:p>17.80496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17.786904">
            <text:p>17.786904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17.770402">
            <text:p>17.7704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17.755281">
            <text:p>17.75528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7.741391">
            <text:p>17.74139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17.728602">
            <text:p>17.72860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17.716801">
            <text:p>17.71680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17.705889">
            <text:p>17.70588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17.69578">
            <text:p>17.69578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17.686396">
            <text:p>17.68639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7.67767">
            <text:p>17.67767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17.669541">
            <text:p>17.669541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17.661957">
            <text:p>17.6619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17.65487">
            <text:p>17.65487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17.648238">
            <text:p>17.64823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17.642022">
            <text:p>17.642022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.636189">
            <text:p>17.636189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17.630707">
            <text:p>17.63070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17.62555">
            <text:p>17.6255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17.620691">
            <text:p>17.62069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17.616109">
            <text:p>17.61610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17.611783">
            <text:p>17.611783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214.285714">
            <text:p>214.28571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187.5">
            <text:p>187.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166.666667">
            <text:p>166.66666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136.363636">
            <text:p>136.36363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115.384615">
            <text:p>115.38461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107.142857">
            <text:p>107.142857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93.75">
            <text:p>93.7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88.235294">
            <text:p>88.23529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3.333333">
            <text:p>83.333333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78.947368">
            <text:p>78.94736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71.428571">
            <text:p>71.42857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68.181818">
            <text:p>68.18181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65.217391">
            <text:p>65.21739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57.692308">
            <text:p>57.692308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55.555556">
            <text:p>55.55555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53.571429">
            <text:p>53.57142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51.724138">
            <text:p>51.72413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48.387097">
            <text:p>48.38709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48.327749">
            <text:p>48.32774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48.27874">
            <text:p>48.27874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48.233949">
            <text:p>48.23394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48.192905">
            <text:p>48.19290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8.155203">
            <text:p>48.155203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48.120491">
            <text:p>48.12049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48.08846">
            <text:p>48.08846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48.058843">
            <text:p>48.05884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48.031402">
            <text:p>48.03140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48.005931">
            <text:p>48.00593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7.982246">
            <text:p>47.982246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47.960183">
            <text:p>47.960183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47.939598">
            <text:p>47.93959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47.920362">
            <text:p>47.92036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47.90236">
            <text:p>47.90236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47.885489">
            <text:p>47.88548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7.869655">
            <text:p>47.86965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47.854777">
            <text:p>47.85477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47.840778">
            <text:p>47.840778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47.82759">
            <text:p>47.8275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47.815153">
            <text:p>47.815153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47.80341">
            <text:p>47.8034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pan</text:p>
          </table:table-cell>
          <table:table-cell office:value-type="string">
            <text:p><text:s/>section width</text:p>
          </table:table-cell>
          <table:table-cell office:value-type="string">
            <text:p><text:s/>section width / h</text:p>
          </table:table-cell>
          <table:table-cell office:value-type="string">
            <text:p><text:s/>Max force Lin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.166666666667">
            <text:p>0.1666666667</text:p>
          </table:table-cell>
          <table:table-cell office:value-type="float" office:value="2850">
            <text:p>28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33333333333">
            <text:p>0.3333333333</text:p>
          </table:table-cell>
          <table:table-cell office:value-type="float" office:value="1425">
            <text:p>14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950">
            <text:p>9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66666666667">
            <text:p>0.6666666667</text:p>
          </table:table-cell>
          <table:table-cell office:value-type="float" office:value="712.5">
            <text:p>712.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.5">
            <text:p>2.5</text:p>
          </table:table-cell>
          <table:table-cell office:value-type="float" office:value="0.833333333333">
            <text:p>0.8333333333</text:p>
          </table:table-cell>
          <table:table-cell office:value-type="float" office:value="570">
            <text:p>57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.5">
            <text:p>3.5</text:p>
          </table:table-cell>
          <table:table-cell office:value-type="float" office:value="1.16666666667">
            <text:p>1.1666666667</text:p>
          </table:table-cell>
          <table:table-cell office:value-type="float" office:value="407.142857">
            <text:p>407.14285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1.33333333333">
            <text:p>1.3333333333</text:p>
          </table:table-cell>
          <table:table-cell office:value-type="float" office:value="356.25">
            <text:p>356.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16.666667">
            <text:p>316.66666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.66666666667">
            <text:p>1.6666666667</text:p>
          </table:table-cell>
          <table:table-cell office:value-type="float" office:value="285">
            <text:p>2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.5">
            <text:p>5.5</text:p>
          </table:table-cell>
          <table:table-cell office:value-type="float" office:value="1.83333333333">
            <text:p>1.8333333333</text:p>
          </table:table-cell>
          <table:table-cell office:value-type="float" office:value="259.090909">
            <text:p>259.09090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37.5">
            <text:p>237.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5">
            <text:p>6.5</text:p>
          </table:table-cell>
          <table:table-cell office:value-type="float" office:value="2.16666666667">
            <text:p>2.1666666667</text:p>
          </table:table-cell>
          <table:table-cell office:value-type="float" office:value="219.230769">
            <text:p>219.23076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.33333333333">
            <text:p>2.3333333333</text:p>
          </table:table-cell>
          <table:table-cell office:value-type="float" office:value="203.571429">
            <text:p>203.57142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190">
            <text:p>19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.66666666667">
            <text:p>2.6666666667</text:p>
          </table:table-cell>
          <table:table-cell office:value-type="float" office:value="178.125">
            <text:p>178.1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5">
            <text:p>8.5</text:p>
          </table:table-cell>
          <table:table-cell office:value-type="float" office:value="2.83333333333">
            <text:p>2.8333333333</text:p>
          </table:table-cell>
          <table:table-cell office:value-type="float" office:value="167.647059">
            <text:p>167.64705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8.333333">
            <text:p>158.33333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9.5">
            <text:p>9.5</text:p>
          </table:table-cell>
          <table:table-cell office:value-type="float" office:value="3.16666666667">
            <text:p>3.1666666667</text:p>
          </table:table-cell>
          <table:table-cell office:value-type="float" office:value="150">
            <text:p>1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3.33333333333">
            <text:p>3.3333333333</text:p>
          </table:table-cell>
          <table:table-cell office:value-type="float" office:value="142.5">
            <text:p>142.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.5">
            <text:p>10.5</text:p>
          </table:table-cell>
          <table:table-cell office:value-type="float" office:value="3.5">
            <text:p>3.5</text:p>
          </table:table-cell>
          <table:table-cell office:value-type="float" office:value="135.714286">
            <text:p>135.714286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3.66666666667">
            <text:p>3.6666666667</text:p>
          </table:table-cell>
          <table:table-cell office:value-type="float" office:value="129.545455">
            <text:p>129.54545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.5">
            <text:p>11.5</text:p>
          </table:table-cell>
          <table:table-cell office:value-type="float" office:value="3.83333333333">
            <text:p>3.8333333333</text:p>
          </table:table-cell>
          <table:table-cell office:value-type="float" office:value="123.913043">
            <text:p>123.91304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8.75">
            <text:p>118.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.5">
            <text:p>12.5</text:p>
          </table:table-cell>
          <table:table-cell office:value-type="float" office:value="4.16666666667">
            <text:p>4.1666666667</text:p>
          </table:table-cell>
          <table:table-cell office:value-type="float" office:value="114">
            <text:p>114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4.33333333333">
            <text:p>4.3333333333</text:p>
          </table:table-cell>
          <table:table-cell office:value-type="float" office:value="109.615385">
            <text:p>109.6153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.5">
            <text:p>13.5</text:p>
          </table:table-cell>
          <table:table-cell office:value-type="float" office:value="4.5">
            <text:p>4.5</text:p>
          </table:table-cell>
          <table:table-cell office:value-type="float" office:value="105.555556">
            <text:p>105.555556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4">
            <text:p>14</text:p>
          </table:table-cell>
          <table:table-cell office:value-type="float" office:value="4.66666666667">
            <text:p>4.6666666667</text:p>
          </table:table-cell>
          <table:table-cell office:value-type="float" office:value="101.785714">
            <text:p>101.785714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.5">
            <text:p>14.5</text:p>
          </table:table-cell>
          <table:table-cell office:value-type="float" office:value="4.83333333333">
            <text:p>4.8333333333</text:p>
          </table:table-cell>
          <table:table-cell office:value-type="float" office:value="98.275862">
            <text:p>98.27586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5.5">
            <text:p>15.5</text:p>
          </table:table-cell>
          <table:table-cell office:value-type="float" office:value="5.16666666667">
            <text:p>5.1666666667</text:p>
          </table:table-cell>
          <table:table-cell office:value-type="float" office:value="91.935484">
            <text:p>91.935484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5.33333333333">
            <text:p>5.3333333333</text:p>
          </table:table-cell>
          <table:table-cell office:value-type="float" office:value="89.0625">
            <text:p>89.06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6.5">
            <text:p>16.5</text:p>
          </table:table-cell>
          <table:table-cell office:value-type="float" office:value="5.5">
            <text:p>5.5</text:p>
          </table:table-cell>
          <table:table-cell office:value-type="float" office:value="86.363636">
            <text:p>86.363636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.66666666667">
            <text:p>5.6666666667</text:p>
          </table:table-cell>
          <table:table-cell office:value-type="float" office:value="83.823529">
            <text:p>83.823529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7.5">
            <text:p>17.5</text:p>
          </table:table-cell>
          <table:table-cell office:value-type="float" office:value="5.83333333333">
            <text:p>5.8333333333</text:p>
          </table:table-cell>
          <table:table-cell office:value-type="float" office:value="81.428571">
            <text:p>81.428571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9.166667">
            <text:p>79.16666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8.5">
            <text:p>18.5</text:p>
          </table:table-cell>
          <table:table-cell office:value-type="float" office:value="6.16666666667">
            <text:p>6.1666666667</text:p>
          </table:table-cell>
          <table:table-cell office:value-type="float" office:value="77.027027">
            <text:p>77.02702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">
            <text:p>19</text:p>
          </table:table-cell>
          <table:table-cell office:value-type="float" office:value="6.33333333333">
            <text:p>6.3333333333</text:p>
          </table:table-cell>
          <table:table-cell office:value-type="float" office:value="75">
            <text:p>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.5">
            <text:p>19.5</text:p>
          </table:table-cell>
          <table:table-cell office:value-type="float" office:value="6.5">
            <text:p>6.5</text:p>
          </table:table-cell>
          <table:table-cell office:value-type="float" office:value="73.076923">
            <text:p>73.07692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6.66666666667">
            <text:p>6.6666666667</text:p>
          </table:table-cell>
          <table:table-cell office:value-type="float" office:value="71.25">
            <text:p>71.2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.5">
            <text:p>20.5</text:p>
          </table:table-cell>
          <table:table-cell office:value-type="float" office:value="6.83333333333">
            <text:p>6.8333333333</text:p>
          </table:table-cell>
          <table:table-cell office:value-type="float" office:value="69.512195">
            <text:p>69.51219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7.857143">
            <text:p>67.85714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1.5">
            <text:p>21.5</text:p>
          </table:table-cell>
          <table:table-cell office:value-type="float" office:value="7.16666666667">
            <text:p>7.1666666667</text:p>
          </table:table-cell>
          <table:table-cell office:value-type="float" office:value="66.27907">
            <text:p>66.2790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2">
            <text:p>22</text:p>
          </table:table-cell>
          <table:table-cell office:value-type="float" office:value="7.33333333333">
            <text:p>7.3333333333</text:p>
          </table:table-cell>
          <table:table-cell office:value-type="float" office:value="64.772727">
            <text:p>64.77272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2.5">
            <text:p>22.5</text:p>
          </table:table-cell>
          <table:table-cell office:value-type="float" office:value="7.5">
            <text:p>7.5</text:p>
          </table:table-cell>
          <table:table-cell office:value-type="float" office:value="63.333333">
            <text:p>63.33333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3">
            <text:p>23</text:p>
          </table:table-cell>
          <table:table-cell office:value-type="float" office:value="7.66666666667">
            <text:p>7.6666666667</text:p>
          </table:table-cell>
          <table:table-cell office:value-type="float" office:value="61.956522">
            <text:p>61.95652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3.5">
            <text:p>23.5</text:p>
          </table:table-cell>
          <table:table-cell office:value-type="float" office:value="7.83333333333">
            <text:p>7.8333333333</text:p>
          </table:table-cell>
          <table:table-cell office:value-type="float" office:value="60.638298">
            <text:p>60.638298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9.375">
            <text:p>59.37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4.5">
            <text:p>24.5</text:p>
          </table:table-cell>
          <table:table-cell office:value-type="float" office:value="8.16666666667">
            <text:p>8.1666666667</text:p>
          </table:table-cell>
          <table:table-cell office:value-type="float" office:value="58.163265">
            <text:p>58.16326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8.33333333333">
            <text:p>8.3333333333</text:p>
          </table:table-cell>
          <table:table-cell office:value-type="float" office:value="57">
            <text:p>5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.5">
            <text:p>25.5</text:p>
          </table:table-cell>
          <table:table-cell office:value-type="float" office:value="8.5">
            <text:p>8.5</text:p>
          </table:table-cell>
          <table:table-cell office:value-type="float" office:value="55.882353">
            <text:p>55.882353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">
            <text:p>26</text:p>
          </table:table-cell>
          <table:table-cell office:value-type="float" office:value="8.66666666667">
            <text:p>8.6666666667</text:p>
          </table:table-cell>
          <table:table-cell office:value-type="float" office:value="54.807692">
            <text:p>54.80769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.5">
            <text:p>26.5</text:p>
          </table:table-cell>
          <table:table-cell office:value-type="float" office:value="8.83333333333">
            <text:p>8.8333333333</text:p>
          </table:table-cell>
          <table:table-cell office:value-type="float" office:value="53.773585">
            <text:p>53.7735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2.777778">
            <text:p>52.777778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7.5">
            <text:p>27.5</text:p>
          </table:table-cell>
          <table:table-cell office:value-type="float" office:value="9.16666666667">
            <text:p>9.1666666667</text:p>
          </table:table-cell>
          <table:table-cell office:value-type="float" office:value="51.818182">
            <text:p>51.818182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8">
            <text:p>28</text:p>
          </table:table-cell>
          <table:table-cell office:value-type="float" office:value="9.33333333333">
            <text:p>9.3333333333</text:p>
          </table:table-cell>
          <table:table-cell office:value-type="float" office:value="50.892857">
            <text:p>50.892857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8.5">
            <text:p>28.5</text:p>
          </table:table-cell>
          <table:table-cell office:value-type="float" office:value="9.5">
            <text:p>9.5</text:p>
          </table:table-cell>
          <table:table-cell office:value-type="float" office:value="50">
            <text:p>50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9">
            <text:p>29</text:p>
          </table:table-cell>
          <table:table-cell office:value-type="float" office:value="9.66666666667">
            <text:p>9.6666666667</text:p>
          </table:table-cell>
          <table:table-cell office:value-type="float" office:value="49.137931">
            <text:p>49.137931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9.5">
            <text:p>29.5</text:p>
          </table:table-cell>
          <table:table-cell office:value-type="float" office:value="9.83333333333">
            <text:p>9.8333333333</text:p>
          </table:table-cell>
          <table:table-cell office:value-type="float" office:value="48.305085">
            <text:p>48.305085</text:p>
          </table:table-cell>
          <table:table-cell office:value-type="string">
            <text:p><text:s/>F38 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7.736909">
            <text:p>47.736909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0.5">
            <text:p>30.5</text:p>
          </table:table-cell>
          <table:table-cell office:value-type="float" office:value="10.1666666667">
            <text:p>10.1666666667</text:p>
          </table:table-cell>
          <table:table-cell office:value-type="float" office:value="47.729224">
            <text:p>47.729224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1">
            <text:p>31</text:p>
          </table:table-cell>
          <table:table-cell office:value-type="float" office:value="10.3333333333">
            <text:p>10.3333333333</text:p>
          </table:table-cell>
          <table:table-cell office:value-type="float" office:value="47.721906">
            <text:p>47.72190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1.5">
            <text:p>31.5</text:p>
          </table:table-cell>
          <table:table-cell office:value-type="float" office:value="10.5">
            <text:p>10.5</text:p>
          </table:table-cell>
          <table:table-cell office:value-type="float" office:value="47.714933">
            <text:p>47.714933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2">
            <text:p>32</text:p>
          </table:table-cell>
          <table:table-cell office:value-type="float" office:value="10.6666666667">
            <text:p>10.6666666667</text:p>
          </table:table-cell>
          <table:table-cell office:value-type="float" office:value="47.708284">
            <text:p>47.708284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2.5">
            <text:p>32.5</text:p>
          </table:table-cell>
          <table:table-cell office:value-type="float" office:value="10.8333333333">
            <text:p>10.8333333333</text:p>
          </table:table-cell>
          <table:table-cell office:value-type="float" office:value="47.701938">
            <text:p>47.70193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7.695877">
            <text:p>47.69587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3.5">
            <text:p>33.5</text:p>
          </table:table-cell>
          <table:table-cell office:value-type="float" office:value="11.1666666667">
            <text:p>11.1666666667</text:p>
          </table:table-cell>
          <table:table-cell office:value-type="float" office:value="47.690085">
            <text:p>47.690085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4">
            <text:p>34</text:p>
          </table:table-cell>
          <table:table-cell office:value-type="float" office:value="11.3333333333">
            <text:p>11.3333333333</text:p>
          </table:table-cell>
          <table:table-cell office:value-type="float" office:value="47.684546">
            <text:p>47.68454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4.5">
            <text:p>34.5</text:p>
          </table:table-cell>
          <table:table-cell office:value-type="float" office:value="11.5">
            <text:p>11.5</text:p>
          </table:table-cell>
          <table:table-cell office:value-type="float" office:value="47.679246">
            <text:p>47.67924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5">
            <text:p>35</text:p>
          </table:table-cell>
          <table:table-cell office:value-type="float" office:value="11.6666666667">
            <text:p>11.6666666667</text:p>
          </table:table-cell>
          <table:table-cell office:value-type="float" office:value="47.67417">
            <text:p>47.6741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5.5">
            <text:p>35.5</text:p>
          </table:table-cell>
          <table:table-cell office:value-type="float" office:value="11.8333333333">
            <text:p>11.8333333333</text:p>
          </table:table-cell>
          <table:table-cell office:value-type="float" office:value="47.669307">
            <text:p>47.66930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47.664645">
            <text:p>47.664645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6.5">
            <text:p>36.5</text:p>
          </table:table-cell>
          <table:table-cell office:value-type="float" office:value="12.1666666667">
            <text:p>12.1666666667</text:p>
          </table:table-cell>
          <table:table-cell office:value-type="float" office:value="47.660173">
            <text:p>47.660173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7">
            <text:p>37</text:p>
          </table:table-cell>
          <table:table-cell office:value-type="float" office:value="12.3333333333">
            <text:p>12.3333333333</text:p>
          </table:table-cell>
          <table:table-cell office:value-type="float" office:value="47.65588">
            <text:p>47.6558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7.5">
            <text:p>37.5</text:p>
          </table:table-cell>
          <table:table-cell office:value-type="float" office:value="12.5">
            <text:p>12.5</text:p>
          </table:table-cell>
          <table:table-cell office:value-type="float" office:value="47.651758">
            <text:p>47.65175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8">
            <text:p>38</text:p>
          </table:table-cell>
          <table:table-cell office:value-type="float" office:value="12.6666666667">
            <text:p>12.6666666667</text:p>
          </table:table-cell>
          <table:table-cell office:value-type="float" office:value="47.647796">
            <text:p>47.64779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8.5">
            <text:p>38.5</text:p>
          </table:table-cell>
          <table:table-cell office:value-type="float" office:value="12.8333333333">
            <text:p>12.8333333333</text:p>
          </table:table-cell>
          <table:table-cell office:value-type="float" office:value="47.643988">
            <text:p>47.64398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47.640325">
            <text:p>47.640325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9.5">
            <text:p>39.5</text:p>
          </table:table-cell>
          <table:table-cell office:value-type="float" office:value="13.1666666667">
            <text:p>13.1666666667</text:p>
          </table:table-cell>
          <table:table-cell office:value-type="float" office:value="47.6368">
            <text:p>47.636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0">
            <text:p>40</text:p>
          </table:table-cell>
          <table:table-cell office:value-type="float" office:value="13.3333333333">
            <text:p>13.3333333333</text:p>
          </table:table-cell>
          <table:table-cell office:value-type="float" office:value="47.633406">
            <text:p>47.633406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0.5">
            <text:p>40.5</text:p>
          </table:table-cell>
          <table:table-cell office:value-type="float" office:value="13.5">
            <text:p>13.5</text:p>
          </table:table-cell>
          <table:table-cell office:value-type="float" office:value="47.630137">
            <text:p>47.63013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1">
            <text:p>41</text:p>
          </table:table-cell>
          <table:table-cell office:value-type="float" office:value="13.6666666667">
            <text:p>13.6666666667</text:p>
          </table:table-cell>
          <table:table-cell office:value-type="float" office:value="47.626987">
            <text:p>47.62698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1.5">
            <text:p>41.5</text:p>
          </table:table-cell>
          <table:table-cell office:value-type="float" office:value="13.8333333333">
            <text:p>13.8333333333</text:p>
          </table:table-cell>
          <table:table-cell office:value-type="float" office:value="47.623949">
            <text:p>47.623949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47.621019">
            <text:p>47.621019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2.5">
            <text:p>42.5</text:p>
          </table:table-cell>
          <table:table-cell office:value-type="float" office:value="14.1666666667">
            <text:p>14.1666666667</text:p>
          </table:table-cell>
          <table:table-cell office:value-type="float" office:value="47.618192">
            <text:p>47.618192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3">
            <text:p>43</text:p>
          </table:table-cell>
          <table:table-cell office:value-type="float" office:value="14.3333333333">
            <text:p>14.3333333333</text:p>
          </table:table-cell>
          <table:table-cell office:value-type="float" office:value="47.615463">
            <text:p>47.615463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3.5">
            <text:p>43.5</text:p>
          </table:table-cell>
          <table:table-cell office:value-type="float" office:value="14.5">
            <text:p>14.5</text:p>
          </table:table-cell>
          <table:table-cell office:value-type="float" office:value="47.612827">
            <text:p>47.612827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4">
            <text:p>44</text:p>
          </table:table-cell>
          <table:table-cell office:value-type="float" office:value="14.6666666667">
            <text:p>14.6666666667</text:p>
          </table:table-cell>
          <table:table-cell office:value-type="float" office:value="47.61028">
            <text:p>47.61028</text:p>
          </table:table-cell>
          <table:table-cell office:value-type="string">
            <text:p><text:s/>F2 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4.5">
            <text:p>44.5</text:p>
          </table:table-cell>
          <table:table-cell office:value-type="float" office:value="14.8333333333">
            <text:p>14.8333333333</text:p>
          </table:table-cell>
          <table:table-cell office:value-type="float" office:value="47.607819">
            <text:p>47.607819</text:p>
          </table:table-cell>
          <table:table-cell office:value-type="string">
            <text:p><text:s/>F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inski </meta:initial-creator>
    <meta:creation-date>2013-10-06T15:40:58</meta:creation-date>
    <dc:date>2013-10-06T17:40:31</dc:date>
    <dc:creator>Osinski </dc:creator>
    <meta:editing-duration>PT1H44M22S</meta:editing-duration>
    <meta:editing-cycles>2</meta:editing-cycles>
    <meta:generator>LibreOffice/3.6$Linux_x86 LibreOffice_project/360m1$Build-2</meta:generator>
    <meta:document-statistic meta:table-count="1" meta:cell-count="8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roid Sans'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2cm" svg:height="12.407cm" xlink:href=".." xlink:type="simple" chart:class="chart:bar" chart:style-name="ch1">
        <chart:title svg:x="5.289cm" svg:y="0.384cm" chart:style-name="ch2">
          <text:p>Fuerza máxima por Span de puente</text:p>
        </chart:title>
        <chart:subtitle svg:x="7.538cm" svg:y="1.411cm" chart:style-name="ch3">
          <text:p>n=8, h=3, Ci=5</text:p>
        </chart:subtitle>
        <chart:legend svg:x="14.141cm" svg:y="2.445cm" style:legend-expansion="custom" chartooo:width="3.119cm" chartooo:height="1.392cm" style:legend-expansion-aspect-ratio="2.24066091954023" chart:style-name="ch4"/>
        <chart:plot-area chart:style-name="ch5" table:cell-range-address="Sheet1.A1:Sheet1.A54 Sheet1.D1:Sheet1.D54" chart:data-source-has-labels="both" svg:x="1.365cm" svg:y="2.59cm" svg:width="12.79cm" svg:height="8.586cm">
          <chartooo:coordinate-region svg:x="2.172cm" svg:y="2.789cm" svg:width="11.815cm" svg:height="7.342cm"/>
          <chart:axis chart:dimension="x" chart:name="primary-x" chart:style-name="ch6" chartooo:axis-type="auto">
            <chartooo:date-scale/>
            <chart:title svg:x="7.319cm" svg:y="11.424cm" chart:style-name="ch7">
              <text:p>Span</text:p>
            </chart:title>
            <chart:categories table:cell-range-address="Sheet1.A2:Sheet1.A54"/>
          </chart:axis>
          <chart:axis chart:dimension="y" chart:name="primary-y" chart:style-name="ch8">
            <chart:title svg:x="0.45cm" svg:y="8.475cm" chart:style-name="ch9">
              <text:p>Máxima fuerza en link</text:p>
            </chart:title>
            <chart:grid chart:style-name="ch10" chart:class="major"/>
          </chart:axis>
          <chart:series chart:style-name="ch11" chart:values-cell-range-address="Sheet1.D2:Sheet1.D54" chart:label-cell-address="Sheet1.D1:Sheet1.D1" chart:class="chart:ba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heet1.A2:Sheet1.A54</svg:desc>
                </draw:g>
              </table:table-cell>
              <table:table-cell office:value-type="float" office:value="240">
                <text:p>240</text:p>
                <draw:g>
                  <svg:desc>Sheet1.D2:Sheet1.D54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4.285714">
                <text:p>34.28571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.666667">
                <text:p>26.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.818182">
                <text:p>21.81818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.27399">
                <text:p>19.2739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.039433">
                <text:p>19.0394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.848077">
                <text:p>18.8480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.690008">
                <text:p>18.69000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8.557985">
                <text:p>18.5579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.44662">
                <text:p>18.4466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8.351844">
                <text:p>18.3518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.270536">
                <text:p>18.27053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8.200275">
                <text:p>18.20027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8.139154">
                <text:p>18.13915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8.085663">
                <text:p>18.0856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8.038587">
                <text:p>18.0385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.996944">
                <text:p>17.99694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7.959932">
                <text:p>17.95993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7.926892">
                <text:p>17.92689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7.897276">
                <text:p>17.89727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.870629">
                <text:p>17.8706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.846568">
                <text:p>17.84656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.82477">
                <text:p>17.824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.80496">
                <text:p>17.8049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.786904">
                <text:p>17.78690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7.770402">
                <text:p>17.7704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.755281">
                <text:p>17.75528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7.741391">
                <text:p>17.74139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7.728602">
                <text:p>17.72860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7.716801">
                <text:p>17.716801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7.705889">
                <text:p>17.70588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.69578">
                <text:p>17.6957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7.686396">
                <text:p>17.686396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7.67767">
                <text:p>17.67767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.669541">
                <text:p>17.66954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.661957">
                <text:p>17.6619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7.65487">
                <text:p>17.6548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7.648238">
                <text:p>17.64823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7.642022">
                <text:p>17.64202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7.636189">
                <text:p>17.63618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7.630707">
                <text:p>17.63070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.62555">
                <text:p>17.6255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7.620691">
                <text:p>17.62069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7.616109">
                <text:p>17.61610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7.611783">
                <text:p>17.611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Droid Sans'" style:font-style-name="Regular"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Droid Sans'" style:font-style-name="Regular"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2cm" svg:height="12.407cm" xlink:href=".." xlink:type="simple" chart:class="chart:bar" chart:style-name="ch1">
        <chart:title svg:x="5.289cm" svg:y="0.384cm" chart:style-name="ch2">
          <text:p>Fuerza máxima por Span de puente</text:p>
        </chart:title>
        <chart:subtitle svg:x="7.432cm" svg:y="1.411cm" chart:style-name="ch3">
          <text:p>n=20, h=3, Ci=5</text:p>
        </chart:subtitle>
        <chart:legend svg:x="14.141cm" svg:y="2.444cm" style:legend-expansion="custom" chartooo:width="3.119cm" chartooo:height="1.392cm" style:legend-expansion-aspect-ratio="2.24066091954023" chart:style-name="ch4"/>
        <chart:plot-area chart:style-name="ch5" table:cell-range-address="Sheet1.A57:Sheet1.A110 Sheet1.D57:Sheet1.D110" chart:data-source-has-labels="both" svg:x="1.18cm" svg:y="2.589cm" svg:width="12.974cm" svg:height="8.585cm">
          <chartooo:coordinate-region svg:x="2.172cm" svg:y="2.788cm" svg:width="11.814cm" svg:height="7.341cm"/>
          <chart:axis chart:dimension="x" chart:name="primary-x" chart:style-name="ch6" chartooo:axis-type="auto">
            <chartooo:date-scale/>
            <chart:title svg:x="7.226cm" svg:y="11.422cm" chart:style-name="ch7">
              <text:p>Span</text:p>
            </chart:title>
            <chart:categories table:cell-range-address="Sheet1.A58:Sheet1.A110"/>
          </chart:axis>
          <chart:axis chart:dimension="y" chart:name="primary-y" chart:style-name="ch8">
            <chart:title svg:x="0.265cm" svg:y="8.473cm" chart:style-name="ch9">
              <text:p>Máxima fuerza en link</text:p>
            </chart:title>
            <chart:grid chart:style-name="ch10" chart:class="major"/>
          </chart:axis>
          <chart:series chart:style-name="ch11" chart:values-cell-range-address="Sheet1.D58:Sheet1.D110" chart:label-cell-address="Sheet1.D57:Sheet1.D57" chart:class="chart:ba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</text:p>
                <draw:g>
                  <svg:desc>Sheet1.D57:Sheet1.D57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58:Sheet1.A110</svg:desc>
                </draw:g>
              </table:table-cell>
              <table:table-cell office:value-type="float" office:value="1500">
                <text:p>1500</text:p>
                <draw:g>
                  <svg:desc>Sheet1.D58:Sheet1.D1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4.285714">
                <text:p>214.285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6.666667">
                <text:p>166.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6.363636">
                <text:p>136.3636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5.384615">
                <text:p>115.38461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.142857">
                <text:p>107.14285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8.235294">
                <text:p>88.2352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.333333">
                <text:p>83.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8.947368">
                <text:p>78.9473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1.428571">
                <text:p>71.4285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8.181818">
                <text:p>68.1818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5.217391">
                <text:p>65.2173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.692308">
                <text:p>57.69230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5.555556">
                <text:p>55.5555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3.571429">
                <text:p>53.5714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1.724138">
                <text:p>51.72413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8.387097">
                <text:p>48.38709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8.327749">
                <text:p>48.32774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8.27874">
                <text:p>48.278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8.233949">
                <text:p>48.23394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8.192905">
                <text:p>48.19290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8.155203">
                <text:p>48.15520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48.120491">
                <text:p>48.12049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8.08846">
                <text:p>48.088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8.058843">
                <text:p>48.0588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8.031402">
                <text:p>48.03140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8.005931">
                <text:p>48.00593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7.982246">
                <text:p>47.9822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7.960183">
                <text:p>47.96018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7.939598">
                <text:p>47.93959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7.920362">
                <text:p>47.92036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7.90236">
                <text:p>47.9023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.885489">
                <text:p>47.8854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7.869655">
                <text:p>47.86965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7.854777">
                <text:p>47.85477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7.840778">
                <text:p>47.84077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7.82759">
                <text:p>47.8275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7.815153">
                <text:p>47.81515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7.80341">
                <text:p>47.80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Droid Sans'" style:font-style-name="Regular" fo:font-size="13pt" style:font-size-asian="13pt" style:font-size-complex="13pt"/>
    </style:style>
    <style:style style:name="ch3" style:family="chart">
      <style:chart-properties chart:auto-position="true"/>
      <style:text-properties fo:font-family="'Droid Sans'" style:font-style-name="Regular"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'Droid Sans'" style:font-style-name="Regular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89cm" svg:height="10.093cm" xlink:href=".." xlink:type="simple" chart:class="chart:bar" chart:style-name="ch1">
        <chart:title svg:x="3.693cm" svg:y="0.337cm" chart:style-name="ch2">
          <text:p>Fuerza Máxima para Carga Central con Span Variable</text:p>
        </chart:title>
        <chart:subtitle svg:x="6.431cm" svg:y="1.343cm" chart:style-name="ch3">
          <text:p>n=20, h=3, C(n/2) = 5*19 = 95</text:p>
        </chart:subtitle>
        <chart:legend svg:x="13.708cm" svg:y="3.049cm" style:legend-expansion="custom" chartooo:width="3.326cm" chartooo:height="0.67cm" style:legend-expansion-aspect-ratio="4.96417910447761" chart:style-name="ch4"/>
        <chart:plot-area chart:style-name="ch5" table:cell-range-address="Sheet1.A112:Sheet1.A201 Sheet1.D112:Sheet1.D201" chart:data-source-has-labels="both" svg:x="1.648cm" svg:y="2.679cm" svg:width="15.585cm" svg:height="5.982cm">
          <chartooo:coordinate-region svg:x="2.64cm" svg:y="2.879cm" svg:width="14.394cm" svg:height="4.737cm"/>
          <chart:axis chart:dimension="x" chart:name="primary-x" chart:style-name="ch6" chartooo:axis-type="auto">
            <chartooo:date-scale/>
            <chart:title svg:x="8.999cm" svg:y="8.862cm" chart:style-name="ch7">
              <text:p>Span</text:p>
            </chart:title>
            <chart:categories table:cell-range-address="Sheet1.A113:Sheet1.A201"/>
          </chart:axis>
          <chart:axis chart:dimension="y" chart:name="primary-y" chart:style-name="ch8">
            <chart:title svg:x="0.725cm" svg:y="6.455cm" chart:style-name="ch9">
              <text:p>Max Force</text:p>
            </chart:title>
            <chart:grid chart:style-name="ch10" chart:class="major"/>
          </chart:axis>
          <chart:series chart:style-name="ch11" chart:values-cell-range-address="Sheet1.D113:Sheet1.D201" chart:label-cell-address="Sheet1.D112:Sheet1.D112" chart:class="chart:bar">
            <chart:data-point chart:repeated="8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ax force Link</text:p>
                <draw:g>
                  <svg:desc>Sheet1.D112:Sheet1.D11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13:Sheet1.A201</svg:desc>
                </draw:g>
              </table:table-cell>
              <table:table-cell office:value-type="float" office:value="2850">
                <text:p>2850</text:p>
                <draw:g>
                  <svg:desc>Sheet1.D113:Sheet1.D2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2.5">
                <text:p>71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07.142857">
                <text:p>407.1428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6.25">
                <text:p>356.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6.666667">
                <text:p>316.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9.090909">
                <text:p>259.09090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19.230769">
                <text:p>219.2307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3.571429">
                <text:p>203.5714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8.125">
                <text:p>178.1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7.647059">
                <text:p>167.6470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8.333333">
                <text:p>158.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5.714286">
                <text:p>135.71428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9.545455">
                <text:p>129.54545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3.913043">
                <text:p>123.91304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9.615385">
                <text:p>109.61538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.555556">
                <text:p>105.5555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1.785714">
                <text:p>101.7857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8.275862">
                <text:p>98.27586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1.935484">
                <text:p>91.93548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9.0625">
                <text:p>89.062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6.363636">
                <text:p>86.3636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3.823529">
                <text:p>83.8235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1.428571">
                <text:p>81.42857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9.166667">
                <text:p>79.16666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7.027027">
                <text:p>77.02702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3.076923">
                <text:p>73.07692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9.512195">
                <text:p>69.51219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.857143">
                <text:p>67.85714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6.27907">
                <text:p>66.2790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4.772727">
                <text:p>64.77272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3.333333">
                <text:p>63.33333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1.956522">
                <text:p>61.95652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0.638298">
                <text:p>60.63829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8.163265">
                <text:p>58.1632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5.882353">
                <text:p>55.88235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4.807692">
                <text:p>54.80769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.773585">
                <text:p>53.77358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2.777778">
                <text:p>52.77777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1.818182">
                <text:p>51.81818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0.892857">
                <text:p>50.89285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9.137931">
                <text:p>49.13793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48.305085">
                <text:p>48.3050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.736909">
                <text:p>47.73690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47.729224">
                <text:p>47.72922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7.721906">
                <text:p>47.721906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7.714933">
                <text:p>47.7149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.708284">
                <text:p>47.70828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47.701938">
                <text:p>47.70193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7.695877">
                <text:p>47.69587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7.690085">
                <text:p>47.69008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7.684546">
                <text:p>47.68454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7.679246">
                <text:p>47.6792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7.67417">
                <text:p>47.6741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7.669307">
                <text:p>47.6693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7.664645">
                <text:p>47.66464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7.660173">
                <text:p>47.66017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7.65588">
                <text:p>47.6558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7.651758">
                <text:p>47.65175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7.647796">
                <text:p>47.64779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7.643988">
                <text:p>47.64398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7.640325">
                <text:p>47.64032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7.6368">
                <text:p>47.63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7.633406">
                <text:p>47.63340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7.630137">
                <text:p>47.63013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7.626987">
                <text:p>47.6269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7.623949">
                <text:p>47.62394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7.621019">
                <text:p>47.62101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7.618192">
                <text:p>47.61819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7.615463">
                <text:p>47.61546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7.612827">
                <text:p>47.61282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7.61028">
                <text:p>47.6102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7.607819">
                <text:p>47.607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